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style:text-underline-style="none" officeooo:rsid="000d73ed" officeooo:paragraph-rsid="000d73ed"/>
    </style:style>
    <style:style style:name="P3" style:family="paragraph" style:parent-style-name="Standard">
      <style:text-properties style:text-underline-style="none" officeooo:rsid="000f0a1e" officeooo:paragraph-rsid="000f0a1e"/>
    </style:style>
    <style:style style:name="P4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2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0d73ed" officeooo:paragraph-rsid="000d73ed" style:font-size-asian="12pt"/>
    </style:style>
    <style:style style:name="P14" style:family="paragraph">
      <style:paragraph-properties fo:text-align="center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23f8c" style:font-size-asian="12pt"/>
    </style:style>
    <style:style style:name="T5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6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7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0a1e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9ab1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23f8c" style:font-size-asian="12pt"/>
    </style:style>
    <style:style style:name="T10" style:family="text">
      <style:text-properties fo:color="#000000" style:font-name="Times New Roman" fo:font-size="12pt" fo:language="en" fo:country="none" style:text-underline-style="none" style:font-size-asian="12pt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atrocinador(</text:span><text:span text:style-name="T6">Código</text:span><text:span text:style-name="T2">, Nome_fantasia, Valor)</text:span></text:p>
      <text:p text:style-name="P4"/>
      <text:p text:style-name="P1"><text:span text:style-name="T1">Edição(</text:span><text:span text:style-name="T5">Num_edicao</text:span><text:span text:style-name="T1">, Arrecadacao, Ano_edicao, N_pessoas, N_dias)</text:span></text:p>
      <text:p text:style-name="P5"/>
      <text:p text:style-name="P1"><text:span text:style-name="T1">Equipamento(</text:span><text:span text:style-name="T5">Nome_equipamento, Tipo_eq</text:span><text:span text:style-name="T1">)</text:span></text:p>
      <text:p text:style-name="P5"/>
      <text:p text:style-name="P1"><text:span text:style-name="T1">Midia(</text:span><text:span text:style-name="T5">Nome</text:span><text:span text:style-name="T1">, </text:span><text:span text:style-name="T5">Tipo</text:span><text:span text:style-name="T1">)</text:span></text:p>
      <text:p text:style-name="P5"/>
      <text:p text:style-name="P1"><text:span text:style-name="T1">Instrumento( </text:span><text:span text:style-name="T9">cod</text:span><text:span text:style-name="T1">, </text:span><text:span text:style-name="T10">Nome_instrumento, Tipo)</text:span></text:p>
      <text:p text:style-name="P5"/>
      <text:p text:style-name="P1"><text:span text:style-name="T1">Artista(</text:span><text:span text:style-name="T5">Nome</text:span><text:span text:style-name="T10">, Nacionalidade)</text:span></text:p>
      <text:p text:style-name="P9"/>
      <text:p text:style-name="P1"><text:span text:style-name="T10">Hotel (Nome, Endereço, </text:span><text:span text:style-name="T5">Telefone,</text:span><text:span text:style-name="T10"> </text:span><text:span text:style-name="T8">nome_banda, Gênero_banda</text:span><text:span text:style-name="T10">)</text:span></text:p>
      <text:p text:style-name="P13"><draw:line text:anchor-type="paragraph" draw:z-index="2" draw:style-name="gr1" draw:text-style-name="P14" svg:x1="7.5cm" svg:y1="0.166cm" svg:x2="3.106cm" svg:y2="1.468cm"><text:p/></draw:line></text:p>
      <text:p text:style-name="P13"/>
      <text:p text:style-name="P13"/>
      <text:p text:style-name="P2"><draw:line text:anchor-type="paragraph" draw:z-index="0" draw:style-name="gr1" draw:text-style-name="P14" svg:x1="3.106cm" svg:y1="0.473cm" svg:x2="3.106cm" svg:y2="1.399cm"><text:p/></draw:line><text:span text:style-name="T1">Banda( </text:span><text:span text:style-name="T5">Nome, G</text:span><text:span text:style-name="T7">ênero</text:span><text:span text:style-name="T3">)</text:span></text:p>
      <text:p text:style-name="P10"/>
      <text:p text:style-name="P10"/>
      <text:p text:style-name="P3"><text:span text:style-name="T3">A</text:span><text:span text:style-name="T1">presentacao( <text:s/></text:span><text:span text:style-name="T6">Nome, G</text:span><text:span text:style-name="T5">ênero</text:span><text:span text:style-name="T1">, </text:span><text:span text:style-name="T5">Cod_palco</text:span><text:span text:style-name="T1">, </text:span><text:span text:style-name="T5">Data, Hora_inicio, Hora_fim</text:span><text:span text:style-name="T1">)</text:span></text:p>
      <text:p text:style-name="P10"><draw:line text:anchor-type="paragraph" draw:z-index="1" draw:style-name="gr1" draw:text-style-name="P14" svg:x1="4.72cm" svg:y1="0.986cm" svg:x2="6.096cm" svg:y2="0.06cm"><text:p/></draw:line></text:p>
      <text:p text:style-name="P10"/>
      <text:p text:style-name="P3"><text:span text:style-name="T1">Palco(Nome_palco, </text:span><text:span text:style-name="T5">Cod_palco</text:span><text:span text:style-name="T1">)</text:span></text:p>
      <text:p text:style-name="P10"/>
      <text:p text:style-name="P11">Patrocina(<text:span text:style-name="T13">patroc (Patrocinador.codigo)</text:span>, <text:span text:style-name="T12">edicao (edicao.num_edicao)</text:span>)</text:p>
      <text:p text:style-name="P11"/>
      <text:p text:style-name="P11">produz ( <text:span text:style-name="T12">midia (Midia.nome), tipo(Midia.tipo)</text:span>, <text:span text:style-name="T12">num_ed(edicao.Num_edicao)</text:span>)</text:p>
      <text:p text:style-name="P6"/>
      <text:p text:style-name="P7">realizada_em(<text:span text:style-name="T12">data (apresentação.data)</text:span>, <text:span text:style-name="T12">ed (edicao.num_edicao)</text:span>)</text:p>
      <text:p text:style-name="P7"/>
      <text:p text:style-name="P7">utiliza(<text:span text:style-name="T12">data_ap (apresentacao.data)</text:span><text:span text:style-name="T11">, </text:span><text:span text:style-name="T12">equipamento (equipamento.nome_equip))</text:span></text:p>
      <text:p text:style-name="P7"><text:span text:style-name="T11"/></text:p>
      <text:p text:style-name="P8"><text:span text:style-name="T11">toca_em (</text:span><text:span text:style-name="T12">artista (artista.nome)</text:span><text:span text:style-name="T11"> , </text:span><text:span text:style-name="T12">banda(banda.nome), gênero (banda.genero))</text:span></text:p>
      <text:p text:style-name="P8"><text:span text:style-name="T12"/></text:p>
      <text:p text:style-name="P12">toca (<text:span text:style-name="T12">artista(artista.nome),</text:span> <text:span text:style-name="T12">cod_insts (instrumento.cod))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1T11:19:55.789093357</dc:date>
    <meta:editing-duration>PT34M2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65" meta:character-count="810" meta:non-whitespace-character-count="760"/>
  </office:meta>
</office:document-meta>
</file>